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14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 table:number-columns-repeated="1007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|H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office:value-type="string">
            <text:p>Sandworm Burrowers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06/15/2010</text:date>, <text:time>12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6-15T12:23:57</dc:date>
    <meta:editing-duration>PT01H28M04S</meta:editing-duration>
    <meta:editing-cycles>8</meta:editing-cycles>
    <meta:generator>OpenOffice.org/3.1$Linux OpenOffice.org_project/310m19$Build-9420</meta:gener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